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9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3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10"/>x 0 x x</text:p>
            <text:p><text:s text:c="10"/>x x 1 x</text:p>
            <text:p><text:s text:c="10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10"/>x 0 x x</text:p>
            <text:p><text:s text:c="10"/>x x 0 x</text:p>
            <text:p><text:s text:c="10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33"/>X 0 X X</text:p>
          </draw:text-box>
        </draw:frame>
        <draw:frame draw:style-name="gr5" draw:text-style-name="P1" draw:layer="layout" svg:width="15.494cm" svg:height="0.962cm" svg:x="3.413cm" svg:y="22.463cm">
          <draw:text-box>
            <text:p>This provides regions for things that are ~5 and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4.887cm" svg:height="1.673cm" svg:x="3.281cm" svg:y="2.259cm">
          <draw:text-box>
            <text:p>The two right-most bits of 5 are different from those</text:p>
            <text:p>In 6. <text:s/>6 is in those complements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contain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37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39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17"/>x 0 x x</text:p>
            <text:p><text:s text:c="17"/>x x 1 x</text:p>
            <text:p><text:s text:c="17"/>x x x 0</text:p>
            <text:p><text:s text:c="17"/>x x 0 x</text:p>
            <text:p><text:s text:c="17"/>x x x 1</text:p>
            <text:p><text:s text:c="17"/>----------</text:p>
            <text:p>Union <text:s text:c="7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3" draw:text-style-name="P1" draw:layer="layout" svg:width="2.97cm" svg:height="0.962cm" svg:x="1.469cm" svg:y="25.622cm">
          <draw:text-box>
            <text:p>3/2/2026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2T08:30:57.893546523</dc:date>
    <meta:editing-duration>PT1H15M17S</meta:editing-duration>
    <meta:editing-cycles>34</meta:editing-cycles>
    <meta:generator>LibreOffice/24.2.7.2$Linux_X86_64 LibreOffice_project/420$Build-2</meta:generator>
    <meta:document-statistic meta:object-count="20"/>
  </office:meta>
</office:document-meta>
</file>